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miri" svg:font-family="Ami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miri1" svg:font-family="Amiri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miri" fo:font-size="16pt" officeooo:paragraph-rsid="0004757c" style:font-size-asian="16pt" style:font-name-complex="Amiri1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04757c" fo:background-color="#81d41a"/>
    </style:style>
    <style:style style:name="P3" style:family="paragraph" style:parent-style-name="Standard">
      <style:paragraph-properties fo:text-align="start" style:justify-single-word="false"/>
      <style:text-properties officeooo:paragraph-rsid="0004757c"/>
    </style:style>
    <style:style style:name="P4" style:family="paragraph" style:parent-style-name="Standard">
      <style:text-properties officeooo:paragraph-rsid="0004757c"/>
    </style:style>
    <style:style style:name="P5" style:family="paragraph" style:parent-style-name="Standard">
      <style:text-properties style:text-underline-style="none" officeooo:rsid="0004757c" officeooo:paragraph-rsid="0004757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757c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04757c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CIÓN Y ORIENTACIÓN LABORAL</text:p>
      <text:p text:style-name="P3"><text:span text:style-name="T3">UNIDAD </text:span><text:span text:style-name="T4">4</text:span></text:p>
      <text:p text:style-name="P2"/>
      <text:p text:style-name="P3">Actividades</text:p>
      <text:p text:style-name="P3"/>
      <text:p text:style-name="P4"><text:span text:style-name="T1">Ejercicio </text:span><text:span text:style-name="T2">2, página 204</text:span></text:p>
      <text:p text:style-name="P4"><text:span text:style-name="T2"/></text:p>
      <text:p text:style-name="P5">En tu sector de actividad profesional pueden existir riesgos que se deriven de las condiciones ambientales. Haz un esquema de los factores de riesgo ambientales (físicos, químicos y biológicos),</text:p>
      <text:p text:style-name="P5">indicando cuáles son los elementos que los generan. Por ejemplo, si identificas que existe ruido señala que máquina o actividad produce.</text:p>
      <text:p text:style-name="P5"/>
      <text:p text:style-name="P5">El único factor de riesgo ambiental que se me ocurre es la Iluminación (Físico), pues al trabajar en la oficina la mayoría de los factores de riesgo son ergonómicos o psicosocia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miri" svg:font-family="Ami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miri1" svg:font-family="Amiri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23:09:16.942000000</meta:creation-date>
    <meta:generator>LibreOffice/7.0.2.2$Windows_X86_64 LibreOffice_project/8349ace3c3162073abd90d81fd06dcfb6b36b994</meta:generator>
    <dc:date>2020-11-08T23:15:16.434000000</dc:date>
    <meta:editing-duration>PT5M59S</meta:editing-duration>
    <meta:editing-cycles>1</meta:editing-cycles>
    <meta:document-statistic meta:table-count="0" meta:image-count="0" meta:object-count="0" meta:page-count="1" meta:paragraph-count="7" meta:word-count="92" meta:character-count="584" meta:non-whitespace-character-count="499"/>
  </office:meta>
</office:document-meta>
</file>